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textarea-horizontal-align="center" draw:textarea-vertical-align="middle" draw:auto-grow-height="false" fo:padding-top="0.112cm" fo:padding-bottom="0.112cm" fo:padding-left="0.237cm" fo:padding-right="0.237cm"/>
    </style:style>
    <style:style style:name="gr2" style:family="graphic" style:parent-style-name="standard">
      <style:graphic-properties svg:stroke-width="0.051cm" svg:stroke-color="#ff420e" draw:marker-start-width="0.276cm" draw:marker-end-width="0.276cm" draw:fill="none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3" style:family="graphic" style:parent-style-name="objectwithoutfill">
      <style:graphic-properties draw:stroke="dash" draw:stroke-dash="Fine_20_Dashed" svg:stroke-width="0.025cm" svg:stroke-color="#ff420e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draw:stroke-dash="Fine_20_Dashed" svg:stroke-width="0.025cm" svg:stroke-color="#00ae00" draw:marker-start="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Fine_20_Dashed" svg:stroke-width="0.025cm" svg:stroke-color="#dc2300" draw:marker-start="Arrowheads_20_2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marker-end="Arrowheads_20_1" draw:fill="none" draw:fill-color="#ffffff" fo:min-height="0.639cm"/>
    </style:style>
    <style:style style:name="gr8" style:family="graphic" style:parent-style-name="objectwithoutfill">
      <style:graphic-properties svg:stroke-width="0.025cm" svg:stroke-color="#00ae00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Ultrafine_20_2_20_Dots_20_3_20_Dashes" svg:stroke-width="0.051cm" svg:stroke-color="#00458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end="Arrowheads_20_1" draw:fill="none" draw:fill-color="#ffffff" fo:min-height="0.635cm"/>
    </style:style>
    <style:style style:name="gr11" style:family="graphic" style:parent-style-name="standard">
      <style:graphic-properties svg:stroke-width="0.025cm" svg:stroke-color="#000000" draw:marker-start-width="0.237cm" draw:marker-end="Arrowheads_20_1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erif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roid Serif" fo:font-size="15pt" style:font-size-asian="15pt" style:font-size-complex="15pt"/>
    </style:style>
    <style:style style:name="P5" style:family="paragraph">
      <style:paragraph-properties fo:text-align="center"/>
      <style:text-properties fo:color="#dc2300" style:font-name="Droid Serif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start"/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color="#004586" style:font-name="Droid Seri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paragraph-properties fo:text-align="end"/>
      <style:text-properties fo:color="#ff420e" style:font-name="Droid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color="#000000" style:font-name="Droid Serif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erif" fo:font-size="15pt" style:font-size-asian="15pt" style:font-size-complex="15pt"/>
    </style:style>
    <style:style style:name="T2" style:family="text">
      <style:text-properties style:font-name="Droid Serif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dc2300" style:font-name="Droid Seri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4586" style:font-name="Droid Serif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420e" style:font-name="Droid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font-name="Droid Seri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6.858cm" svg:height="0.888cm" svg:x="2.806cm" svg:y="3.992cm">
          <text:p text:style-name="P1"><text:span text:style-name="T1">Acquire 2 seconds of E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6.858cm" svg:height="0.889cm" svg:x="2.806cm" svg:y="2.364cm">
          <text:p text:style-name="P1"><text:span text:style-name="T1">Enable SSVEP st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3" draw:id="id3" draw:layer="layout" svg:width="7.874cm" svg:height="1.016cm" svg:x="11.313cm" svg:y="8.197cm">
          <text:p text:style-name="P3"><text:span text:style-name="T1">Detrend + </text:span><text:span text:style-name="T2">5Hz</text:span><text:span text:style-name="T1"> highpass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6.858cm" svg:height="0.888cm" svg:x="2.806cm" svg:y="5.59cm">
          <text:p text:style-name="P1"><text:span text:style-name="T1">Send chunk to SPC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4" draw:id="id4" draw:layer="layout" svg:width="7.874cm" svg:height="1.016cm" svg:x="11.313cm" svg:y="9.897cm">
          <text:p text:style-name="P3"><text:span text:style-name="T1">Estimate PSD of th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5" draw:id="id5" draw:layer="layout" svg:width="7.874cm" svg:height="1.016cm" svg:x="11.313cm" svg:y="11.597cm">
          <text:p text:style-name="P3"><text:span text:style-name="T1">Grand average spectru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6.858cm" svg:height="0.887cm" svg:x="2.806cm" svg:y="7.171cm">
          <text:p text:style-name="P1"><text:span text:style-name="T1">Any classification resul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6.858cm" svg:height="0.888cm" svg:x="2.806cm" svg:y="9.068cm">
          <text:p text:style-name="P1"><text:span text:style-name="T1">Disable SSVEP st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6.858cm" svg:height="0.888cm" svg:x="2.806cm" svg:y="10.694cm">
          <text:p text:style-name="P1"><text:span text:style-name="T1">Send command to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8.509cm" svg:height="10.668cm" svg:x="11.03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curve" svg:x1="9.664cm" svg:y1="6.034cm" svg:x2="15.287cm" svg:y2="7.985cm" draw:start-shape="id1" draw:start-glue-point="1" draw:end-shape="id2" draw:end-glue-point="0" svg:d="m9664 6034c3749 0 5623 650 5623 1951" svg:viewBox="0 0 5624 1952">
          <text:p/>
        </draw:connector>
        <draw:custom-shape draw:style-name="gr1" draw:text-style-name="P4" xml:id="id6" draw:id="id6" draw:layer="layout" svg:width="7.874cm" svg:height="1.016cm" svg:x="11.313cm" svg:y="13.298cm">
          <text:p text:style-name="P3"><text:span text:style-name="T1">Compute PSD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5.25cm" svg:y1="9.213cm" svg:x2="15.25cm" svg:y2="9.897cm" draw:start-shape="id3" draw:start-glue-point="2" draw:end-shape="id4" draw:end-glue-point="0" svg:d="m15250 9213v684" svg:viewBox="0 0 1 685">
          <text:p/>
        </draw:connector>
        <draw:connector draw:style-name="gr4" draw:text-style-name="P3" draw:layer="layout" svg:x1="15.25cm" svg:y1="10.913cm" svg:x2="15.25cm" svg:y2="11.597cm" draw:start-shape="id4" draw:start-glue-point="2" draw:end-shape="id5" draw:end-glue-point="0" svg:d="m15250 10913v684" svg:viewBox="0 0 1 685">
          <text:p/>
        </draw:connector>
        <draw:connector draw:style-name="gr4" draw:text-style-name="P3" draw:layer="layout" svg:x1="15.25cm" svg:y1="12.613cm" svg:x2="15.25cm" svg:y2="13.298cm" draw:start-shape="id5" draw:start-glue-point="2" draw:end-shape="id6" draw:end-glue-point="0" svg:d="m15250 12613v685" svg:viewBox="0 0 1 686">
          <text:p/>
        </draw:connector>
        <draw:connector draw:style-name="gr5" draw:text-style-name="P3" draw:layer="layout" draw:type="curve" draw:line-skew="-0.545cm" svg:x1="13.345cm" svg:y1="16.94cm" svg:x2="9.664cm" svg:y2="7.614cm" draw:start-shape="id7" draw:start-glue-point="5" draw:end-shape="id8" draw:end-glue-point="1" svg:d="m13345 16940c-3577 0-1737-9326-3681-9326" svg:viewBox="0 0 3682 9327">
          <text:p/>
        </draw:connector>
        <draw:connector draw:style-name="gr6" draw:text-style-name="P3" draw:layer="layout" draw:type="curve" draw:line-skew="-0.466cm" svg:x1="2.806cm" svg:y1="7.614cm" svg:x2="2.806cm" svg:y2="4.436cm" draw:start-shape="id8" draw:start-glue-point="3" draw:end-shape="id9" draw:end-glue-point="3" svg:d="m2806 7614c-1468 0-1468-3178 0-3178" svg:viewBox="0 0 1102 3179">
          <text:p/>
        </draw:connector>
        <draw:frame draw:style-name="gr7" draw:text-style-name="P5" draw:layer="layout" svg:width="1.37cm" svg:height="0.889cm" svg:x="1.527cm" svg:y="5.676cm">
          <draw:text-box>
            <text:p text:style-name="P3"><text:span text:style-name="T3">No</text:span></text:p>
          </draw:text-box>
        </draw:frame>
        <draw:connector draw:style-name="gr4" draw:text-style-name="P3" draw:layer="layout" svg:x1="6.235cm" svg:y1="3.253cm" svg:x2="6.235cm" svg:y2="3.992cm" draw:start-shape="id10" draw:start-glue-point="2" draw:end-shape="id9" draw:end-glue-point="0" svg:d="m6235 3253v739" svg:viewBox="0 0 1 740">
          <text:p/>
        </draw:connector>
        <draw:connector draw:style-name="gr4" draw:text-style-name="P3" draw:layer="layout" svg:x1="6.235cm" svg:y1="4.854cm" svg:x2="6.235cm" svg:y2="5.593cm" svg:d="m6235 4854v739" svg:viewBox="0 0 1 740">
          <text:p/>
        </draw:connector>
        <draw:connector draw:style-name="gr4" draw:text-style-name="P3" draw:layer="layout" svg:x1="6.235cm" svg:y1="6.483cm" svg:x2="6.235cm" svg:y2="7.222cm" svg:d="m6235 6483v739" svg:viewBox="0 0 1 740">
          <text:p/>
        </draw:connector>
        <draw:connector draw:style-name="gr8" draw:text-style-name="P3" draw:layer="layout" svg:x1="6.235cm" svg:y1="8.056cm" svg:x2="6.235cm" svg:y2="9.068cm" draw:end-shape="id11" draw:end-glue-point="0" svg:d="m6235 8056v1012" svg:viewBox="0 0 1 1013">
          <text:p/>
        </draw:connector>
        <draw:connector draw:style-name="gr4" draw:text-style-name="P3" draw:layer="layout" svg:x1="6.235cm" svg:y1="9.957cm" svg:x2="6.235cm" svg:y2="10.696cm" svg:d="m6235 9957v739" svg:viewBox="0 0 1 740">
          <text:p/>
        </draw:connector>
        <draw:frame draw:style-name="gr7" draw:text-style-name="P6" draw:layer="layout" svg:width="1.604cm" svg:height="0.889cm" svg:x="6.127cm" svg:y="8.133cm">
          <draw:text-box>
            <text:p text:style-name="P1"><text:span text:style-name="T4">Yes</text:span></text:p>
          </draw:text-box>
        </draw:frame>
        <draw:connector draw:style-name="gr9" draw:text-style-name="P3" draw:layer="layout" draw:type="curve" draw:line-skew="1.103cm -1.097cm -0.836cm" svg:x1="6.235cm" svg:y1="11.582cm" svg:x2="6.235cm" svg:y2="2.364cm" draw:start-shape="id12" draw:start-glue-point="2" draw:end-shape="id10" draw:end-glue-point="0" svg:d="m6235 11582c0 2424-5039 1616-5039-4476s5039-6767 5039-4742" svg:viewBox="0 0 5040 11516">
          <text:p/>
        </draw:connector>
        <draw:frame draw:style-name="gr7" draw:text-style-name="P7" draw:layer="layout" svg:width="2.239cm" svg:height="0.889cm" svg:x="6.127cm" svg:y="1.234cm">
          <draw:text-box>
            <text:p text:style-name="P1"><text:span text:style-name="T5">Start</text:span></text:p>
          </draw:text-box>
        </draw:frame>
        <draw:frame draw:style-name="gr10" draw:text-style-name="P9" draw:layer="layout" svg:width="3.567cm" svg:height="0.885cm" svg:x="16.24cm" svg:y="7.096cm">
          <draw:text-box>
            <text:p text:style-name="P8"><text:span text:style-name="T6">SPC Block</text:span></text:p>
          </draw:text-box>
        </draw:frame>
        <draw:custom-shape draw:style-name="gr11" draw:text-style-name="P10" xml:id="id7" draw:id="id7" draw:layer="layout" svg:width="3.81cm" svg:height="2.794cm" svg:x="13.345cm" svg:y="15.543cm">
          <text:p text:style-name="P3"><text:span text:style-name="T1">Classif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5.25cm" svg:y1="14.314cm" svg:x2="15.25cm" svg:y2="15.543cm" draw:start-shape="id6" draw:start-glue-point="2" draw:end-shape="id7" draw:end-glue-point="4" svg:d="m15250 14314v1229" svg:viewBox="0 0 1 1230">
          <text:p/>
        </draw:connector>
        <draw:frame draw:style-name="gr7" draw:text-style-name="P11" draw:layer="layout" svg:width="2.775cm" svg:height="0.889cm" svg:x="10.906cm" svg:y="16.875cm">
          <draw:text-box>
            <text:p text:style-name="P3"><text:span text:style-name="T4">Possible</text:span></text:p>
          </draw:text-box>
        </draw:frame>
        <draw:connector draw:style-name="gr4" draw:text-style-name="P3" draw:layer="layout" draw:type="curve" draw:line-skew="0.62cm" svg:x1="17.155cm" svg:y1="16.94cm" svg:x2="19.187cm" svg:y2="8.705cm" draw:start-shape="id7" draw:start-glue-point="7" draw:end-shape="id3" draw:end-glue-point="1" svg:d="m17155 16940c4747 0 3731-8235 2032-8235" svg:viewBox="0 0 3450 8236">
          <text:p/>
        </draw:connector>
        <draw:frame draw:style-name="gr7" draw:text-style-name="P12" draw:layer="layout" svg:width="2.662cm" svg:height="0.889cm" svg:x="16.819cm" svg:y="16.876cm">
          <draw:text-box>
            <text:p text:style-name="P3"><text:span text:style-name="T7">Not y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20.0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4-02-10T15:01:26.292370773</meta:creation-date>
    <dc:date>2014-02-11T12:37:15.790455497</dc:date>
    <dc:creator>Ozan Çağlayan</dc:creator>
    <meta:editing-duration>PT44M45S</meta:editing-duration>
    <meta:editing-cycles>8</meta:editing-cycles>
    <meta:generator>LibreOffice/4.1.4.2$Linux_X86_64 LibreOffice_project/410$Build-2</meta:generator>
    <meta:document-statistic meta:object-count="32"/>
  </office:meta>
</office:document-meta>
</file>